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93B525DE847DC94F.png" manifest:media-type="image/png"/>
  <manifest:file-entry manifest:full-path="Pictures/100002010000044A000001C731C46211748382A6.png" manifest:media-type="image/png"/>
  <manifest:file-entry manifest:full-path="Pictures/1000020100000C470000045F1D8DB90A6DEB7B43.png" manifest:media-type="image/png"/>
  <manifest:file-entry manifest:full-path="Pictures/100002010000093B000003707759AB91B26B925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rial" svg:font-family="arial, sans, sans-serif"/>
    <style:font-face style:name="FreeSans1" svg:font-family="FreeSans" style:font-family-generic="swiss"/>
    <style:font-face style:name="Roboto Condensed" svg:font-family="'Roboto Condensed'" style:font-pitch="variable"/>
    <style:font-face style:name="Roboto Condensed Light1" svg:font-family="'Roboto Condensed Light'" style:font-pitch="variable"/>
    <style:font-face style:name="Roboto Condensed Light" svg:font-family="'Roboto Condensed Light'" style:font-adornments="Ligh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b5a93" style:font-size-asian="10pt" style:font-size-complex="10pt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use-window-font-color="true" style:font-name="Roboto Condensed Light"/>
    </style:style>
    <style:style style:name="P4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5" style:family="paragraph" style:parent-style-name="Standard">
      <style:text-properties fo:font-size="10pt" officeooo:paragraph-rsid="001b5a93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27c312"/>
    </style:style>
    <style:style style:name="P8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39956d"/>
    </style:style>
    <style:style style:name="P9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49acd6"/>
    </style:style>
    <style:style style:name="P10" style:family="paragraph" style:parent-style-name="Standard">
      <style:paragraph-properties fo:text-align="start" style:justify-single-word="false"/>
      <style:text-properties officeooo:paragraph-rsid="0027c312"/>
    </style:style>
    <style:style style:name="P11" style:family="paragraph" style:parent-style-name="Standard">
      <style:text-properties style:use-window-font-color="true" style:font-name="Roboto Condensed Light1" fo:font-size="10.5pt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Condensed Light1" fo:font-size="10.5pt" style:font-size-asian="10.5pt" style:font-size-complex="10.5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Roboto Condensed Light1" fo:font-size="10.5pt" officeooo:paragraph-rsid="0027c312" style:font-size-asian="10.5pt" style:font-size-complex="10.5pt"/>
    </style:style>
    <style:style style:name="P14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style:use-window-font-color="true" style:font-name="Roboto Condensed Light1" fo:font-size="10.5pt" officeooo:paragraph-rsid="00280996" style:font-size-asian="10.5pt" style:font-size-complex="10.5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Condensed Light1" fo:font-size="10.5pt" officeooo:paragraph-rsid="001b5a93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Roboto Condensed Light1" fo:font-size="10.5pt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Roboto Condensed Light1" fo:font-size="10.5pt" officeooo:rsid="003d08dc" officeooo:paragraph-rsid="0027c312" fo:background-color="transparent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Roboto Condensed Light1" fo:font-size="10.5pt" officeooo:rsid="003d08dc" officeooo:paragraph-rsid="003d08dc" fo:background-color="transparent" style:font-size-asian="10.5pt" style:font-size-complex="10.5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Roboto Condensed Light1" fo:font-size="10.5pt" fo:font-weight="bold" officeooo:paragraph-rsid="001b5a93" style:font-size-asian="10.5pt" style:font-weight-asian="bold" style:font-size-complex="10.5pt" style:font-weight-complex="bold"/>
    </style:style>
    <style:style style:name="P20" style:family="paragraph" style:parent-style-name="Heading_20_10">
      <style:text-properties style:use-window-font-color="true" style:font-name="Roboto Condensed Light1" fo:font-size="10.5pt" style:font-size-asian="10.5pt" style:font-size-complex="10.5pt"/>
    </style:style>
    <style:style style:name="P21" style:family="paragraph" style:parent-style-name="Heading_20_10">
      <style:text-properties style:use-window-font-color="true" style:font-name="Roboto Condensed Light1" fo:font-size="10.5pt" officeooo:rsid="00158923" officeooo:paragraph-rsid="00158923" style:font-size-asian="10.5pt" style:font-size-complex="10.5pt"/>
    </style:style>
    <style:style style:name="P22" style:family="paragraph" style:parent-style-name="Heading_20_10">
      <style:text-properties style:use-window-font-color="true" style:font-name="Roboto Condensed Light1"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0cm" fo:margin-right="0cm" fo:text-indent="-0.026cm" style:auto-text-indent="false"/>
      <style:text-properties style:use-window-font-color="true" style:font-name="Roboto Condensed Light1" fo:font-size="10.5pt" officeooo:paragraph-rsid="000d2bdc" style:font-size-asian="10.5pt" style:font-size-complex="10.5pt"/>
    </style:style>
    <style:style style:name="P24" style:family="paragraph" style:parent-style-name="Standard">
      <style:paragraph-properties fo:margin-left="0cm" fo:margin-right="0cm" fo:text-indent="-0.026cm" style:auto-text-indent="false"/>
      <style:text-properties style:use-window-font-color="true" style:font-name="Roboto Condensed Light1" fo:font-size="10.5pt" officeooo:paragraph-rsid="0046632a" style:font-size-asian="10.5pt" style:font-size-complex="10.5pt"/>
    </style:style>
    <style:style style:name="P25" style:family="paragraph" style:parent-style-name="Standard" style:list-style-name="WWNum1">
      <style:text-properties style:use-window-font-color="true" style:font-name="Roboto Condensed Light1" fo:font-size="10.5pt" style:font-size-asian="10.5pt" style:font-size-complex="10.5pt"/>
    </style:style>
    <style:style style:name="P26" style:family="paragraph" style:parent-style-name="Standard" style:list-style-name="WWNum1">
      <style:text-properties style:use-window-font-color="true" style:font-name="Roboto Condensed Light1" fo:font-size="10.5pt" officeooo:paragraph-rsid="001b5a93" style:font-size-asian="10.5pt" style:font-size-complex="10.5pt"/>
    </style:style>
    <style:style style:name="P27" style:family="paragraph" style:parent-style-name="Standard" style:list-style-name="WWNum2">
      <style:text-properties style:use-window-font-color="true" style:font-name="Roboto Condensed Light1" fo:font-size="10.5pt" style:font-size-asian="10.5pt" style:font-size-complex="10.5pt"/>
    </style:style>
    <style:style style:name="P28" style:family="paragraph" style:parent-style-name="Standard" style:list-style-name="WWNum2">
      <style:text-properties style:use-window-font-color="true" style:font-name="Roboto Condensed Light1" fo:font-size="10.5pt" officeooo:paragraph-rsid="001b5a93" style:font-size-asian="10.5pt" style:font-size-complex="10.5pt"/>
    </style:style>
    <style:style style:name="P29" style:family="paragraph" style:parent-style-name="Standard" style:list-style-name="WWNum2">
      <style:text-properties style:use-window-font-color="true" style:font-name="Roboto Condensed Light1" fo:font-size="10.5pt" officeooo:paragraph-rsid="000d2bdc" style:font-size-asian="10.5pt" style:font-size-complex="10.5pt"/>
    </style:style>
    <style:style style:name="P30" style:family="paragraph" style:parent-style-name="Heading" style:master-page-name="Standard">
      <style:paragraph-properties fo:margin-top="0.4cm" fo:margin-bottom="1cm" loext:contextual-spacing="false" fo:text-align="center" style:justify-single-word="false" style:page-number="auto" fo:break-before="auto" fo:break-after="auto" style:shadow="none"/>
      <style:text-properties style:font-name="Roboto Condensed" fo:font-weight="bold" style:font-weight-asian="bold" style:font-weight-complex="bold"/>
    </style:style>
    <style:style style:name="P31" style:family="paragraph" style:parent-style-name="Footer">
      <style:text-properties style:use-window-font-color="true" style:font-name="Roboto Condensed Light" style:font-name-complex="Arial1"/>
    </style:style>
    <style:style style:name="T1" style:family="text">
      <style:text-properties style:use-window-font-color="true" style:font-name="Roboto Condensed Light" style:font-name-complex="Arial1"/>
    </style:style>
    <style:style style:name="T2" style:family="text">
      <style:text-properties style:use-window-font-color="true" style:font-name="Roboto Condensed Light" officeooo:rsid="003d08dc" style:font-name-complex="Arial1"/>
    </style:style>
    <style:style style:name="T3" style:family="text">
      <style:text-properties style:use-window-font-color="true" style:font-name="Roboto Condensed Light" fo:font-size="9.5pt" style:font-size-asian="9.5pt" style:font-name-complex="Arial1" style:font-size-complex="9.5pt"/>
    </style:style>
    <style:style style:name="T4" style:family="text">
      <style:text-properties style:use-window-font-color="true" style:font-name="Roboto Condensed Light" style:font-name-asian="Liberation Sans2" style:font-name-complex="Liberation Sans2"/>
    </style:style>
    <style:style style:name="T5" style:family="text">
      <style:text-properties style:use-window-font-color="true" style:font-name="Roboto Condensed Light1" fo:font-size="10.5pt" style:font-size-asian="10.5pt" style:font-size-complex="10.5pt"/>
    </style:style>
    <style:style style:name="T6" style:family="text">
      <style:text-properties style:use-window-font-color="true" style:font-name="Roboto Condensed Light1" fo:font-size="10.5pt" fo:background-color="transparent" loext:char-shading-value="0" style:font-size-asian="10.5pt" style:font-size-complex="10.5pt"/>
    </style:style>
    <style:style style:name="T7" style:family="text">
      <style:text-properties style:use-window-font-color="true" style:font-name="Roboto Condensed Light1" fo:font-size="10.5pt" officeooo:rsid="002db930" fo:background-color="transparent" loext:char-shading-value="0" style:font-size-asian="10.5pt" style:font-size-complex="10.5pt"/>
    </style:style>
    <style:style style:name="T8" style:family="text">
      <style:text-properties style:use-window-font-color="true" style:font-name="Roboto Condensed Light1" fo:font-size="10.5pt" fo:font-weight="normal" officeooo:rsid="000d2bdc" fo:background-color="transparent" loext:char-shading-value="0" style:font-size-asian="10.5pt" style:font-weight-asian="normal" style:font-size-complex="10.5pt" style:font-weight-complex="normal"/>
    </style:style>
    <style:style style:name="T9" style:family="text">
      <style:text-properties style:use-window-font-color="true" style:font-name="Roboto Condensed Light1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use-window-font-color="true" style:font-name="Roboto Condensed Light1" fo:font-size="10.5pt" fo:font-weight="normal" officeooo:rsid="0049acd6" style:font-size-asian="10.5pt" style:font-weight-asian="normal" style:font-size-complex="10.5pt" style:font-weight-complex="normal"/>
    </style:style>
    <style:style style:name="T11" style:family="text">
      <style:text-properties fo:color="#000080" style:font-name="Roboto Condensed Light" style:font-name-complex="Arial1"/>
    </style:style>
    <style:style style:name="T12" style:family="text">
      <style:text-properties style:font-name-complex="Arial1"/>
    </style:style>
    <style:style style:name="T13" style:family="text">
      <style:text-properties style:font-name="Liberation Mono" fo:font-size="9.5pt" style:font-size-asian="9.5pt" style:font-name-complex="Arial1" style:font-size-complex="9.5pt"/>
    </style:style>
    <style:style style:name="T14" style:family="text">
      <style:text-properties style:font-name-asian="Liberation Sans2" style:font-name-complex="Liberation Sans2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46f701" fo:background-color="transparent" loext:char-shading-value="0"/>
    </style:style>
    <style:style style:name="T17" style:family="text">
      <style:text-properties officeooo:rsid="002287ae"/>
    </style:style>
    <style:style style:name="T18" style:family="text">
      <style:text-properties fo:font-variant="normal" fo:text-transform="none" style:use-window-font-color="true" style:font-name="Roboto Condensed Light1" fo:font-size="10.5pt" fo:letter-spacing="normal" fo:font-style="normal" fo:font-weight="normal" officeooo:rsid="000d2bdc" fo:background-color="transparent" loext:char-shading-value="0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style:use-window-font-color="true" style:font-name="Roboto Condensed Light1" fo:font-size="10.5pt" fo:letter-spacing="normal" fo:font-style="normal" fo:font-weight="normal" officeooo:rsid="00033030" fo:background-color="transparent" loext:char-shading-value="0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style:use-window-font-color="true" style:font-name="Roboto Condensed Light1" fo:font-size="10.5pt" fo:letter-spacing="normal" fo:font-style="normal" fo:font-weight="normal" officeooo:rsid="0049acd6" fo:background-color="transparent" loext:char-shading-value="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style:use-window-font-color="true" style:font-name="Roboto Condensed Light1" fo:font-size="10.5pt" fo:letter-spacing="normal" fo:font-style="normal" fo:font-weight="normal" officeooo:rsid="00456b21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arial1" fo:font-size="9.75pt" fo:letter-spacing="normal" fo:font-style="normal" style:text-underline-style="solid" style:text-underline-width="auto" style:text-underline-color="font-color" fo:font-weight="normal" officeooo:rsid="00456b21" style:text-blinking="false" fo:background-color="transparent" loext:char-shading-value="0" style:font-size-asian="10.5pt" style:font-weight-asian="normal" style:font-size-complex="10.5pt" style:font-weight-complex="normal" loext:padding="0cm" loext:border="none"/>
    </style:style>
    <style:style style:name="T23" style:family="text">
      <style:text-properties officeooo:rsid="0043eef1"/>
    </style:style>
    <style:style style:name="T24" style:family="text">
      <style:text-properties officeooo:rsid="0046632a"/>
    </style:style>
    <style:style style:name="T25" style:family="text">
      <style:text-properties officeooo:rsid="000d2bdc"/>
    </style:style>
    <style:style style:name="T26" style:family="text">
      <style:text-properties officeooo:rsid="001b5a93"/>
    </style:style>
    <style:style style:name="T27" style:family="text">
      <style:text-properties officeooo:rsid="000e430c"/>
    </style:style>
    <style:style style:name="T28" style:family="text">
      <style:text-properties officeooo:rsid="000e49ab"/>
    </style:style>
    <style:style style:name="T29" style:family="text">
      <style:text-properties officeooo:rsid="000f7827"/>
    </style:style>
    <style:style style:name="T30" style:family="text">
      <style:text-properties style:text-underline-style="none"/>
    </style:style>
    <style:style style:name="T31" style:family="text">
      <style:text-properties officeooo:rsid="00152933"/>
    </style:style>
    <style:style style:name="T32" style:family="text">
      <style:text-properties officeooo:rsid="00158923"/>
    </style:style>
    <style:style style:name="T33" style:family="text">
      <style:text-properties officeooo:rsid="0015c031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31*" fo:start-indent="0cm" fo:end-indent="0.316cm"/>
          <style:column style:rel-width="32804*" fo:start-indent="0.31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4322384" text:id="ct54322384">
          <text:insertion>
            <office:change-info>
              <dc:creator>Neznámý autor</dc:creator>
              <dc:date>2015-06-02T12:04:00</dc:date>
            </office:change-info>
          </text:insertion>
        </text:changed-region>
        <text:changed-region xml:id="ct54324352" text:id="ct54324352">
          <text:insertion>
            <office:change-info>
              <dc:creator>Neznámý autor</dc:creator>
              <dc:date>2015-06-02T12:03:00</dc:date>
            </office:change-info>
          </text:insertion>
        </text:changed-region>
        <text:changed-region xml:id="ct54325536" text:id="ct54325536">
          <text:insertion>
            <office:change-info>
              <dc:creator>Neznámý autor</dc:creator>
              <dc:date>2015-06-02T11:59:00</dc:date>
            </office:change-info>
          </text:insertion>
        </text:changed-region>
        <text:changed-region xml:id="ct54322800" text:id="ct54322800">
          <text:deletion>
            <office:change-info>
              <dc:creator>Neznámý autor</dc:creator>
              <dc:date>2015-06-02T12:03:00</dc:date>
            </office:change-info>
            <text:p text:style-name="P1">používat zabezpečené připojení a jiné postupy a metody, které jsou obvyklé při ukládání a přenášení důvěrných informací,</text:p>
          </text:deletion>
        </text:changed-region>
        <text:changed-region xml:id="ct54284768" text:id="ct54284768">
          <text:insertion>
            <office:change-info>
              <dc:creator>Neznámý autor</dc:creator>
              <dc:date>2015-06-02T11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hoda o ochraně důvěrných informací (NDA)</text:p>
      <text:section text:style-name="Sect1" text:name="TextSection">
        <text:p text:style-name="P10"><text:span text:style-name="Strong_20_Emphasis"><text:span text:style-name="T5">Majitelka</text:span></text:span><text:span text:style-name="T5"> </text:span></text:p>
        <text:p text:style-name="P13">Česká pirátská strana, <text:line-break/>IČO: 71339698</text:p>
        <text:p text:style-name="P12">se sídlem Řehořova 943/19, Praha 3,</text:p>
        <text:p text:style-name="P6"><text:span text:style-name="T5">e-mail: </text:span><text:a xlink:type="simple" xlink:href="mailto:info@pirati.cz" text:style-name="Internet_20_link" text:visited-style-name="Visited_20_Internet_20_Link">info@pirati.cz</text:a><text:span text:style-name="T5">,</text:span></text:p>
        <text:p text:style-name="P13"><text:span text:style-name="T15">zastoupená </text:span><text:span text:style-name="T16">……………………………….</text:span></text:p>
        <text:p text:style-name="P17"/>
        <text:p text:style-name="P18">a</text:p>
        <text:p text:style-name="P18"/>
        <text:p text:style-name="P7"><text:span text:style-name="Strong_20_Emphasis"><text:span text:style-name="T7">S</text:span></text:span><text:span text:style-name="Strong_20_Emphasis"><text:span text:style-name="T6">právce</text:span></text:span><text:span text:style-name="Strong_20_Emphasis"><text:span text:style-name="T8">: </text:span></text:span></text:p>
        <text:p text:style-name="P8"><text:span text:style-name="Strong_20_Emphasis"><text:span text:style-name="T20">……………………………...</text:span></text:span><text:span text:style-name="Strong_20_Emphasis"><text:span text:style-name="T18"><text:line-break/>Datum narození: </text:span></text:span><text:span text:style-name="Strong_20_Emphasis"><text:span text:style-name="T20">……………………………...</text:span></text:span><text:span text:style-name="Strong_20_Emphasis"><text:span text:style-name="T18"><text:line-break/>Adresa:</text:span></text:span><text:span text:style-name="Strong_20_Emphasis"><text:span text:style-name="T9"> </text:span></text:span><text:span text:style-name="Strong_20_Emphasis"><text:span text:style-name="T10">……………………………………………..</text:span></text:span><text:span text:style-name="Strong_20_Emphasis"><text:span text:style-name="T21"> </text:span></text:span></text:p>
        <text:p text:style-name="P9"><text:span text:style-name="Strong_20_Emphasis"><text:span text:style-name="T18">E-mail: </text:span></text:span><text:span text:style-name="Strong_20_Emphasis"><text:span text:style-name="T22">……………………………….</text:span></text:span><text:span text:style-name="Strong_20_Emphasis"><text:span text:style-name="T18"><text:line-break/>Tel.+420…………………………………………</text:span></text:span><text:span text:style-name="Strong_20_Emphasis"><text:span text:style-name="T20">.</text:span></text:span></text:p>
        <text:p text:style-name="P14"/>
        <text:p text:style-name="P11"/>
        <text:p text:style-name="P11">uzavírají v souladu s ustanovením § 1746 odst. 2 zákona č. 89/2012 Sb., občanský zákoník následující dohodu:</text:p>
        <text:p text:style-name="P15"/>
        <text:p text:style-name="P15"/>
        <text:p text:style-name="P19">Základní ustanovení</text:p>
        <text:p text:style-name="P23"/>
        <text:p text:style-name="P24">Správce vykonává u majitelky <text:span text:style-name="T24">funkci člena <text:s/>administrativního odboru.</text:span> V rámci výkonu této funkce je správci umožněn přístup k technickému zařízení majitelky, a tím i k důvěrným informacím, <text:span text:style-name="T25">které jsou na tomto zařízení zaznamenány</text:span>. Touto <text:span text:style-name="T25">dohodou</text:span> si smluvní strany ujednávají podmínky výkonu uvedené funkce ve vztahu k těmto důvěrným informacím.</text:p>
        <text:p text:style-name="P20">Povinnosti správce</text:p>
        <text:p text:style-name="P11">Správce se touto dohodou zavazuje</text:p>
        <text:list xml:id="list6638025558533664225" text:style-name="WWNum1">
          <text:list-item>
            <text:p text:style-name="P25">zachovávat mlčenlivost o všech důvěrných informacích, k nimž získal přístup v souvislosti se správou technického zařízení <text:span text:style-name="T25">majitelky nebo přístupem k němu</text:span>,</text:p>
          </text:list-item>
          <text:list-item>
            <text:p text:style-name="P26">vynaložit veškeré úsilí, které lze spravedlivě požadovat, aby zamezil přístup<text:span text:style-name="T25">u</text:span> k důvěrným informacím jakékoliv třetí osobě, která k tomu nemá souhlas majitelky, zejména je povinen změnit si po prvním přístupu heslo, <text:change-start text:change-id="ct54322384"/><text:span text:style-name="T26">při veškeré práci s důvěrnými informacemi </text:span><text:change-end text:change-id="ct54322384"/><text:change-start text:change-id="ct54324352"/>používat zabezpečené připojení a jiné postupy a metody <text:span text:style-name="T26">(např. smluvní, kryptografické)</text:span>, které jsou obvyklé při ukládání a přenášení důvěrných informací, <text:change-end text:change-id="ct54324352"/>umisťovat kopie dat s důvěrnými informacemi jen na taková <text:change-start text:change-id="ct54325536"/><text:span text:style-name="T26">přenosná </text:span><text:change-end text:change-id="ct54325536"/>zařízení, která eviduje a která jsou pod jeho výlučnou kontrolou, <text:change text:change-id="ct54322800"/></text:p>
          </text:list-item>
          <text:list-item>
            <text:p text:style-name="P25">přistupovat k důvěrným informacím a využívat je pouze pro splnění svých povinností vyplývající z funkce, zejména nevyužít žádnou důvěrnou informaci pro svou osobní potřebu, pro potřebu vlastního podnikání, ani <text:span text:style-name="T25">pro </text:span>potřebu jakékoliv třetí osoby,</text:p>
          </text:list-item>
          <text:list-item>
            <text:p text:style-name="P25">zdržet se všeho, čím by <text:span text:style-name="T25">mohl </text:span>způsobi<text:span text:style-name="T25">t</text:span> majitelce škodu na <text:span text:style-name="T25">technickém</text:span> zařízení <text:span text:style-name="T25">anebo na</text:span> <text:span text:style-name="T25">informacích</text:span> <text:span text:style-name="T25">na něm zaznamenaných, </text:span>a poskytnout majitelce potřebnou součinnost, která může být od správce třeba, aby majitelka mohla <text:span text:style-name="T25">technické </text:span>zařízení plně užívat.</text:p>
          </text:list-item>
        </text:list>
        <text:p text:style-name="P11"/>
        <text:p text:style-name="P11">Správce rovněž výslovně souhlasí s tím, že při správě zařízení <text:span text:style-name="T25">anebo přístupu k němu </text:span>bude dodržovat vnitřní předpisy majitelky. Povinnosti správce týkající se důvěrných informací trvají po dobu, po kterou trvá jejich důvěrná povaha podle této dohody, nejméně však po dobu 10 let od <text:span text:style-name="T25">zániku</text:span> funkce <text:span text:style-name="T25">člena odboru</text:span>.</text:p>
        <text:p text:style-name="P20">Důvěrné informace</text:p>
        <text:p text:style-name="P11">Důvěrnými informacemi ve smyslu této <text:span text:style-name="T25">dohody</text:span> jsou informace, se kterými se správce seznámil, resp. k nim měl přístup při výkonu své funkce, <text:span text:style-name="T25">a </text:span>u kterých má majitelka oprávněný zájem na tom, aby nebyly zpřístupněny třetím osobám. Jde zejména o</text:p>
        <text:list xml:id="list6108303029764209593" text:style-name="WWNum2">
          <text:list-item>
            <text:p text:style-name="P27">informace označené <text:span text:style-name="T25">jako</text:span> důvěrné,</text:p>
          </text:list-item>
          <text:list-item>
            <text:p text:style-name="P27">přístupové údaje, hesla a jiné informace používané ke správě technického zařízení <text:span text:style-name="T25">a k přístupu k němu</text:span>,</text:p>
          </text:list-item>
          <text:list-item>
            <text:p text:style-name="P28">soukromé zprávy, e-maily, osobní údaje a jiné informace uživatelů, uložené na <text:span text:style-name="T25">technickém</text:span> zařízení,<text:change-start text:change-id="ct54284768"/></text:p>
          </text:list-item>
          <text:list-item>
            <text:p text:style-name="P28">veškeré údaje, s nimiž přijde správce do styku v souvislosti s přístupem k bankovním účtům majitelky, s výjimkou údajů veřejně dostupných v rámci transparentního účtu majitelky,<text:change-end text:change-id="ct54284768"/></text:p>
          </text:list-item>
          <text:list-item>
            <text:p text:style-name="P29">informace, o <text:span text:style-name="T27">nichž</text:span>, vzhledem k jejich povaze, správce při vynaložení veškerého úsilí, které lze spravedlivě požadovat, může předpokládat, že na jejich utajení má majitelka oprávněný zájem.</text:p>
          </text:list-item>
        </text:list>
        <text:p text:style-name="P11"/>
        <text:p text:style-name="P11">Důvěrné informace může správce užívat nad rámec této dohody pouze na základě předchozího <text:soft-page-break/>písemného souhlasu majitelky, vztahujícího se vždy ke konkrétně určeným důvěrným informacím. Správce bere na vědomí, že, <text:span text:style-name="T28">mimo jiné,</text:span> porušování tajemství dopravovaných zpráv, neoprávněný přístup k počítačovému systému, opatření a přechovávání přístupového zařízení a hesla k počítačovému systému <text:span text:style-name="T28">a</text:span> poškození záznamu v počítačovém systému jsou trestnými činy podle zákona č. 40/2009 Sb., trestního zákoníku.</text:p>
        <text:p text:style-name="P20"><text:span text:style-name="T29">Technické</text:span> zařízení</text:p>
        <text:p text:style-name="P11">Technickým zařízením, kterého se týká tato dohoda, je počítačový server majitelky s doménovým jménem <text:span text:style-name="T30">pirati.cz a další servery, počítače či datová úložiště s tímto serverem spojená.</text:span> Správce, <text:span text:style-name="T29">pokud je pověřen správou technického zařízení, </text:span>výslovně prohlašuje, <text:span text:style-name="T29">že </text:span>je ke správě <text:span text:style-name="T29">technického</text:span> zařízení odborně způsobilý.</text:p>
        <text:p text:style-name="P20">Odpovědnost správce</text:p>
        <text:p text:style-name="P11">Správce nahradí majitelce majetkovou i nemajetkovou újmu, která jí vznikne v důsledku jeho jednání. Správce nese plnou odpovědnost za škodu, jakož i nemajetkovou újmu, způsobenou porušením nebo zanedbáním jeho povinností podle této dohody bez ohledu na zavinění <text:span text:style-name="T31">a </text:span>bez ohledu na to, zda byla způsobena úmyslně či neúmyslně (nedbalostí), a to jak konáním, tak opomenutí<text:span text:style-name="T31">m</text:span>.</text:p>
        <text:p text:style-name="P20">Bezúplatnost</text:p>
        <text:p text:style-name="P11">Tato dohoda se uzavírá jako bezúplatná a správce se zavazuje k plnění povinností z této dohody bez nároku na jakékoliv plnění ze strany majitelky. Tím není dotčena pravomoc příslušných orgánů majitelky určit, že za výkon funkce <text:span text:style-name="T31">člena odboru, vykonávané správcem, </text:span>náleží správci odměna.</text:p>
        <text:p text:style-name="P20">Následky neplatnosti</text:p>
        <text:p text:style-name="P11">Pokud by se v důsledku změny právních předpisů nebo z jiných důvodů stala některá ujednání této dohody byť částečně neplatnými nebo neúčinnými, smluvní strany prohlašují, že dohoda je ve zbývajícím rozsahu platná a účinná, neodporuje-li to jejímu účelu nebo nejedná-li se o ust<text:span text:style-name="T31">a</text:span>novení, která oddělit nelze. Pro tento případ se smluvní strany zavazují nahradit takové neplatné nebo neúčinné ustanovení ustanovením novým, které se bude svým účelem a obsahem co nejvíce podobat původnímu neplatnému nebo neúčinnému ustanovení.</text:p>
        <text:p text:style-name="P21">Trvání dohody</text:p>
        <text:p text:style-name="P22">Tato dohoda se uzavírá na dobu, po kterou správce bude vykonávat funkci <text:span text:style-name="T31">člena odboru (viz čl. „Základní ustanovení“ výše) anebo na dobu, po kterou bude mít správce přístup k důvěrným informacím, podle toho, která z těchto dob skončí později. </text:span>Tuto dohodu je též možné ukončit dohodou smluvních stran. <text:span text:style-name="T31">I</text:span> po <text:span text:style-name="T31">u</text:span>končení této dohody však nadále <text:span text:style-name="T31">trvají</text:span> povinnost<text:span text:style-name="T31">i</text:span> správce týkající se důvěrných informací, k nimž získal přístup, a odpovědnostní vztahy podle této dohody, a to v rozsahu dle posledního odstavce čl. „Povinnosti správce“ této dohody.</text:p>
        <text:p text:style-name="P11"/>
        <text:p text:style-name="P11"><text:span text:style-name="T32">Neprodleně p</text:span>o ukončení této dohody je správce povinen předat nosiče důvěrných informací majitelce a majitelka je <text:span text:style-name="T33">oprávněna a </text:span>povinna deaktivovat účet <text:span text:style-name="T32">správce </text:span>pro přístup k <text:span text:style-name="T32">technickému</text:span> zařízení.</text:p>
        <text:p text:style-name="P20">Závěrečná ustanovení</text:p>
        <text:p text:style-name="P11">Dohoda se podepisuje ve dvou vyhotoveních, z nichž každá strana obdrží po jednom. Správce souhlasí s tím, <text:span text:style-name="T33">že</text:span> majitelka <text:span text:style-name="T33">může </text:span>kopii této dohody zveřejni<text:span text:style-name="T33">t</text:span>. Změna této dohody se připouští jen ve formě písemných dodatků; za majitelku je podepisuje předseda strany nebo pověřený místopředseda. Strany se <text:span text:style-name="T33">vzájemně </text:span>ujišťují, že tuto dohodu uzavřely podle své vážné a svobodné vůle.</text:p>
        <text:p text:style-name="P11"/>
        <text:p text:style-name="P11">V <text:span text:style-name="T17">Praze</text:span> <text:s/>dne ………………………………………….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><text:bookmark text:name="_GoBack"/></text:p>
        <text:p text:style-name="P16">………………….…………... …………….…………………<text:line-break/><text:tab/>Majitelka <text:s text:c="4"/><text:tab/><text:tab/> <text:s text:c="2"/>Správce</text:p>
        <text:p text:style-name="P16">Česká pirátská stran<text:span text:style-name="T33">a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arial" svg:font-family="arial, sans, sans-serif"/>
    <style:font-face style:name="FreeSans1" svg:font-family="FreeSans" style:font-family-generic="swiss"/>
    <style:font-face style:name="Roboto Condensed" svg:font-family="'Roboto Condensed'" style:font-pitch="variable"/>
    <style:font-face style:name="Roboto Condensed Light1" svg:font-family="'Roboto Condensed Light'" style:font-pitch="variable"/>
    <style:font-face style:name="Roboto Condensed Light" svg:font-family="'Roboto Condensed Light'" style:font-adornments="Light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vertical-align="baseline" style:writing-mode="lr-tb"/>
      <style:text-properties style:use-window-font-color="true" style:font-name="Liberation Serif" fo:font-size="12pt" fo:language="cs" fo:country="CZ" style:letter-kerning="true" style:font-name-asian="DejaVu Sans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color="#333333" style:font-name="Liberation Sans" fo:font-family="'Liberation Sans'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fo:line-height="120%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>
        <style:tab-stops>
          <style:tab-stop style:position="11.001cm" style:type="center"/>
          <style:tab-stop style:position="19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hanging">
        <style:tab-stops>
          <style:tab-stop style:position="8.001cm" style:type="center"/>
          <style:tab-stop style:position="16.002cm" style:type="right"/>
        </style:tab-stops>
      </style:paragraph-properties>
      <style:text-properties fo:color="#666666"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" style:class="text">
      <style:paragraph-properties fo:margin-top="0.7cm" fo:margin-bottom="0.3cm" loext:contextual-spacing="false"/>
      <style:text-properties fo:font-size="11pt" fo:font-weight="bold" style:font-size-asian="11pt" style:font-weight-asian="bold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_20_komentáře_20_Char" style:display-name="Text komentáře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Předmět_20_komentáře_20_Char" style:display-name="Předmět komentáře Char" style:family="text" style:parent-style-name="Text_20_komentáře_20_Char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Standardní_20_písmo_20_odstavce" style:display-name="Standardní písmo odstavc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</style:style>
    <style:style style:name="MP2" style:family="paragraph" style:parent-style-name="Footer">
      <style:text-properties style:use-window-font-color="true" style:font-name="Roboto Condensed Light" style:font-name-complex="Arial1"/>
    </style:style>
    <style:style style:name="MP3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use-window-font-color="true" style:font-name="Roboto Condensed Light"/>
    </style:style>
    <style:style style:name="MP4" style:family="paragraph" style:parent-style-name="Footer">
      <style:paragraph-properties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use-window-font-color="true" style:font-name="Roboto Condensed Light" style:font-name-complex="Arial1"/>
    </style:style>
    <style:style style:name="MT2" style:family="text">
      <style:text-properties style:use-window-font-color="true" style:font-name="Roboto Condensed Light" fo:font-size="9.5pt" style:font-size-asian="9.5pt" style:font-name-complex="Arial1" style:font-size-complex="9.5pt"/>
    </style:style>
    <style:style style:name="MT3" style:family="text">
      <style:text-properties style:use-window-font-color="true" style:font-name="Roboto Condensed Light" style:font-name-asian="Liberation Sans2" style:font-name-complex="Liberation Sans2"/>
    </style:style>
    <style:style style:name="MT4" style:family="text">
      <style:text-properties style:use-window-font-color="true" style:font-name="Roboto Condensed Light" officeooo:rsid="003d08dc" style:font-name-complex="Arial1"/>
    </style:style>
    <style:style style:name="MT5" style:family="text">
      <style:text-properties fo:color="#000080" style:font-name="Roboto Condensed Light" style:font-name-complex="Arial1"/>
    </style:style>
    <style:style style:name="MT6" style:family="text">
      <style:text-properties style:font-name-complex="Arial1"/>
    </style:style>
    <style:style style:name="MT7" style:family="text">
      <style:text-properties style:font-name="Liberation Mono" fo:font-size="9.5pt" style:font-size-asian="9.5pt" style:font-name-complex="Arial1" style:font-size-complex="9.5pt"/>
    </style:style>
    <style:style style:name="MT8" style:family="text">
      <style:text-properties style:font-name-asian="Liberation Sans2" style:font-name-complex="Liberation Sans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7cm" fo:margin-bottom="0.422cm" fo:margin-left="2.499cm" fo:margin-right="2.499cm" style:writing-mode="lr-tb" style:layout-grid-color="#c0c0c0" style:layout-grid-lines="258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117cm" fo:margin-left="0cm" fo:margin-right="0cm" fo:margin-bottom="1.649cm" style:dynamic-spacing="true"/>
      </style:header-style>
      <style:footer-style>
        <style:header-footer-properties svg:height="2.106cm" fo:margin-left="0cm" fo:margin-right="0cm" fo:margin-top="1.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1" text:anchor-type="paragraph" svg:width="4.815cm" svg:height="1.794cm" draw:z-index="1"><draw:image xlink:href="Pictures/100002010000093B000003707759AB91B26B9254.png" xlink:type="simple" xlink:show="embed" xlink:actuate="onLoad"/></draw:frame></text:p>
      </style:header>
      <style:footer>
        <text:p text:style-name="MP2"/>
        <text:p text:style-name="Footer"><text:span text:style-name="MT1">Česká pirátská strana • Řehořova 943/19, 130 00 Praha3 <text:s/>• Doručovat do datové schránky </text:span><text:span text:style-name="MT2">b2i4r6j</text:span><text:span text:style-name="MT3"><text:line-break/></text:span><text:span text:style-name="MT1">Tel. +420 </text:span><text:span text:style-name="MT4">608 963 111</text:span><text:span text:style-name="MT1"> • Web </text:span><text:a xlink:type="simple" xlink:href="http://www.pirati.cz/" text:style-name="Internet_20_link" text:visited-style-name="Visited_20_Internet_20_Link"><text:span text:style-name="MT5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5">info@pirati.cz</text:span></text:a><text:span text:style-name="MT1"> • IČO 71339698</text:span></text:p>
        <text:p text:style-name="MP3">Transparentní účet 2100048174/2010<text:span text:style-name="MT6"><text:line-break/></text:span><text:span text:style-name="MT6"><text:page-number text:select-page="current">2</text:page-number></text:span></text:p>
      </style:footer>
    </style:master-page>
    <style:master-page style:name="Converted1" style:page-layout-name="Mpm2">
      <style:header>
        <text:p text:style-name="MP1"><draw:frame draw:style-name="Mfr2" draw:name="Obrázek4" text:anchor-type="as-char" svg:width="4.731cm" svg:height="1.685cm" draw:z-index="0"><draw:image xlink:href="Pictures/1000020100000C470000045F1D8DB90A6DEB7B43.png" xlink:type="simple" xlink:show="embed" xlink:actuate="onLoad"/></draw:frame></text:p>
      </style:header>
      <style:footer>
        <text:p text:style-name="Footer"><text:span text:style-name="MT6">Česká pirátská strana • Řehořova 943/19, 130 00 Praha3 <text:s/>• Doručovat do datové schránky </text:span><text:span text:style-name="MT7">b2i4r6j</text:span><text:span text:style-name="MT8"><text:line-break/></text:span><text:span text:style-name="MT6">Tel. +420 608 963 111 • Web </text:span><text:a xlink:type="simple" xlink:href="http://www.pirati.cz/" text:style-name="Internet_20_link" text:visited-style-name="Visited_20_Internet_20_Link"><text:span text:style-name="MT6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6">info@pirati.cz</text:span></text:a><text:span text:style-name="MT6"> • IČO 71339698</text:span></text:p>
        <text:p text:style-name="MP4">Transparentní účet 2100048174/2010<text:span text:style-name="MT6"><text:line-break/></text:span><text:span text:style-name="MT6"><text:page-number text:select-page="current">0</text:page-number></text:span><draw:frame draw:style-name="Mfr3" draw:name="1" text:anchor-type="char" svg:x="0.22cm" svg:y="5.401cm" svg:width="5.666cm" svg:height="2.344cm" draw:z-index="0"><draw:image xlink:href="Pictures/100002010000044A000001C731C46211748382A6.png" xlink:type="simple" xlink:show="embed" xlink:actuate="onLoad"/></draw:frame></text:p>
      </style:footer>
    </style:master-page>
    <style:master-page style:name="Converted2" style:page-layout-name="Mpm2">
      <style:header>
        <text:p text:style-name="MP1"><draw:frame draw:style-name="Mfr2" draw:name="2" text:anchor-type="as-char" svg:width="4.731cm" svg:height="1.685cm" draw:z-index="0"><draw:image xlink:href="Pictures/1000020100000C470000045F1D8DB90A6DEB7B43.png" xlink:type="simple" xlink:show="embed" xlink:actuate="onLoad"/></draw:frame></text:p>
      </style:header>
      <style:footer>
        <text:p text:style-name="Footer"><text:span text:style-name="MT6">Česká pirátská strana • Řehořova 943/19, 130 00 Praha3 <text:s/>• Doručovat do datové schránky </text:span><text:span text:style-name="MT7">b2i4r6j</text:span><text:span text:style-name="MT8"><text:line-break/></text:span><text:span text:style-name="MT6">Tel. +420 608 963 111 • Web </text:span><text:a xlink:type="simple" xlink:href="http://www.pirati.cz/" text:style-name="Internet_20_link" text:visited-style-name="Visited_20_Internet_20_Link"><text:span text:style-name="MT6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6">info@pirati.cz</text:span></text:a><text:span text:style-name="MT6"> • IČO 71339698</text:span></text:p>
        <text:p text:style-name="MP4">Transparentní účet 2100048174/2010<text:span text:style-name="MT6"><text:line-break/></text:span><text:span text:style-name="MT6"><text:page-number text:select-page="current">0</text:page-number></text:span><draw:frame draw:style-name="Mfr3" draw:name="3" text:anchor-type="char" svg:x="0.22cm" svg:y="5.401cm" svg:width="5.666cm" svg:height="2.344cm" draw:z-index="0"><draw:image xlink:href="Pictures/100002010000044A000001C793B525DE847DC94F.png" xlink:type="simple" xlink:show="embed" xlink:actuate="onLoad"/></draw:frame></text:p>
      </style:footer>
    </style:master-page>
    <style:master-page style:name="Converted3" style:page-layout-name="Mpm2">
      <style:header>
        <text:p text:style-name="MP1"><draw:frame draw:style-name="Mfr2" draw:name="4" text:anchor-type="as-char" svg:width="4.731cm" svg:height="1.685cm" draw:z-index="0"><draw:image xlink:href="Pictures/1000020100000C470000045F1D8DB90A6DEB7B43.png" xlink:type="simple" xlink:show="embed" xlink:actuate="onLoad"/></draw:frame></text:p>
      </style:header>
      <style:footer>
        <text:p text:style-name="Footer"><text:span text:style-name="MT6">Česká pirátská strana • Řehořova 943/19, 130 00 Praha3 <text:s/>• Doručovat do datové schránky </text:span><text:span text:style-name="MT7">b2i4r6j</text:span><text:span text:style-name="MT8"><text:line-break/></text:span><text:span text:style-name="MT6">Tel. +420 608 963 111 • Web </text:span><text:a xlink:type="simple" xlink:href="http://www.pirati.cz/" text:style-name="Internet_20_link" text:visited-style-name="Visited_20_Internet_20_Link"><text:span text:style-name="MT6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6">info@pirati.cz</text:span></text:a><text:span text:style-name="MT6"> • IČO 71339698</text:span></text:p>
        <text:p text:style-name="MP4">Transparentní účet 2100048174/2010<text:span text:style-name="MT6"><text:line-break/></text:span><text:span text:style-name="MT6"><text:page-number text:select-page="current">0</text:page-number></text:span><draw:frame draw:style-name="Mfr3" draw:name="5" text:anchor-type="char" svg:x="0.22cm" svg:y="5.401cm" svg:width="5.666cm" svg:height="2.344cm" draw:z-index="0"><draw:image xlink:href="Pictures/100002010000044A000001C731C46211748382A6.png" xlink:type="simple" xlink:show="embed" xlink:actuate="onLoad"/></draw:frame></text:p>
      </style:footer>
    </style:master-page>
    <style:master-page style:name="Converted4" style:page-layout-name="Mpm2">
      <style:header>
        <text:p text:style-name="MP1"><draw:frame draw:style-name="Mfr2" draw:name="6" text:anchor-type="as-char" svg:width="4.731cm" svg:height="1.685cm" draw:z-index="0"><draw:image xlink:href="Pictures/1000020100000C470000045F1D8DB90A6DEB7B43.png" xlink:type="simple" xlink:show="embed" xlink:actuate="onLoad"/></draw:frame></text:p>
      </style:header>
      <style:footer>
        <text:p text:style-name="Footer"><text:span text:style-name="MT6">Česká pirátská strana • Řehořova 943/19, 130 00 Praha3 <text:s/>• Doručovat do datové schránky </text:span><text:span text:style-name="MT7">b2i4r6j</text:span><text:span text:style-name="MT8"><text:line-break/></text:span><text:span text:style-name="MT6">Tel. +420 608 963 111 • Web </text:span><text:a xlink:type="simple" xlink:href="http://www.pirati.cz/" text:style-name="Internet_20_link" text:visited-style-name="Visited_20_Internet_20_Link"><text:span text:style-name="MT6">http://www.pirati.cz</text:span></text:a><text:span text:style-name="MT6"> • E-mail </text:span><text:a xlink:type="simple" xlink:href="mailto:info@pirati.cz" text:style-name="Internet_20_link" text:visited-style-name="Visited_20_Internet_20_Link"><text:span text:style-name="MT6">info@pirati.cz</text:span></text:a><text:span text:style-name="MT6"> • IČO 71339698</text:span></text:p>
        <text:p text:style-name="MP4">Transparentní účet 2100048174/2010<text:span text:style-name="MT6"><text:line-break/></text:span><text:span text:style-name="MT6"><text:page-number text:select-page="current">0</text:page-number></text:span><draw:frame draw:style-name="Mfr3" draw:name="7" text:anchor-type="char" svg:x="0.22cm" svg:y="5.401cm" svg:width="5.666cm" svg:height="2.344cm" draw:z-index="0"><draw:image xlink:href="Pictures/100002010000044A000001C731C46211748382A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Tobias Esner</meta:initial-creator>
    <meta:editing-cycles>56</meta:editing-cycles>
    <meta:creation-date>2014-08-30T21:03:00</meta:creation-date>
    <dc:date>2018-05-25T11:33:03.424662704</dc:date>
    <meta:editing-duration>P1DT5H9M38S</meta:editing-duration>
    <meta:generator>LibreOffice/5.1.6.2$Linux_X86_64 LibreOffice_project/10m0$Build-2</meta:generator>
    <dc:creator>Vladislav Tobias Esner</dc:creator>
    <meta:printed-by>Vladislav Tobias Esner</meta:printed-by>
    <meta:print-date>2018-05-23T15:50:28.135923237</meta:print-date>
    <meta:document-statistic meta:table-count="0" meta:image-count="9" meta:object-count="0" meta:page-count="2" meta:paragraph-count="58" meta:word-count="1097" meta:character-count="7583" meta:non-whitespace-character-count="65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